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d91b4" style:font-weight-asian="bold" style:font-weight-complex="bold"/>
    </style:style>
    <style:style style:name="P2" style:family="paragraph" style:parent-style-name="Standard">
      <style:text-properties fo:font-weight="bold" officeooo:paragraph-rsid="001e2dd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bold" officeooo:rsid="001b9c8d" officeooo:paragraph-rsid="001b9c8d" style:font-weight-asian="bold" style:font-weight-complex="bold"/>
    </style:style>
    <style:style style:name="P5" style:family="paragraph" style:parent-style-name="Standard">
      <style:text-properties style:font-name="Arial" style:text-underline-style="none" fo:font-weight="normal" officeooo:rsid="001b9c8d" style:font-weight-asian="normal" style:font-weight-complex="normal"/>
    </style:style>
    <style:style style:name="P6" style:family="paragraph" style:parent-style-name="Standard">
      <style:text-properties style:font-name="Arial" style:text-underline-style="none" fo:font-weight="normal" officeooo:rsid="001b9c8d" officeooo:paragraph-rsid="001b9c8d" style:font-weight-asian="normal" style:font-weight-complex="normal"/>
    </style:style>
    <style:style style:name="P7" style:family="paragraph" style:parent-style-name="Standard">
      <style:text-properties style:font-name="Arial" style:text-underline-style="none" fo:font-weight="normal" officeooo:rsid="001b9c8d" officeooo:paragraph-rsid="001e2dd1" style:font-weight-asian="normal" style:font-weight-complex="normal"/>
    </style:style>
    <style:style style:name="P8" style:family="paragraph" style:parent-style-name="Standard">
      <style:text-properties style:font-name="Arial" style:text-underline-style="none" fo:font-weight="normal" officeooo:rsid="001b9c8d" officeooo:paragraph-rsid="002098cc" style:font-weight-asian="normal" style:font-weight-complex="normal"/>
    </style:style>
    <style:style style:name="P9" style:family="paragraph" style:parent-style-name="Standard" style:list-style-name="L1">
      <style:text-properties style:font-name="Arial" style:text-underline-style="none" fo:font-weight="normal" officeooo:rsid="001b9c8d" officeooo:paragraph-rsid="001b9c8d" style:font-weight-asian="normal" style:font-weight-complex="normal"/>
    </style:style>
    <style:style style:name="P10" style:family="paragraph" style:parent-style-name="Standard" style:list-style-name="L2">
      <style:text-properties style:font-name="Arial" style:text-underline-style="none" fo:font-weight="normal" officeooo:rsid="001b9c8d" officeooo:paragraph-rsid="001b9c8d" style:font-weight-asian="normal" style:font-weight-complex="normal"/>
    </style:style>
    <style:style style:name="P11" style:family="paragraph" style:parent-style-name="Standard" style:list-style-name="L3"/>
    <style:style style:name="P12" style:family="paragraph" style:parent-style-name="Standard" style:list-style-name="L3">
      <style:text-properties style:text-underline-style="none" fo:font-weight="bold" officeooo:rsid="001b9c8d" officeooo:paragraph-rsid="001b9c8d" style:font-weight-asian="bold" style:font-weight-complex="bold"/>
    </style:style>
    <style:style style:name="P13" style:family="paragraph" style:parent-style-name="Standard" style:list-style-name="L3">
      <style:text-properties style:text-underline-style="none" fo:font-weight="bold" officeooo:rsid="001b9c8d" officeooo:paragraph-rsid="001d91b4" style:font-weight-asian="bold" style:font-weight-complex="bold"/>
    </style:style>
    <style:style style:name="P14" style:family="paragraph" style:parent-style-name="Standard" style:list-style-name="L3">
      <style:text-properties fo:font-weight="bol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fo:font-weight="normal" officeooo:rsid="001b9c8d" style:font-weight-asian="normal" style:font-weight-complex="normal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style:text-underline-style="none" fo:font-weight="bold" officeooo:rsid="001b9c8d" style:font-weight-asian="bold" style:font-weight-complex="bold"/>
    </style:style>
    <style:style style:name="T5" style:family="text">
      <style:text-properties style:font-name="Arial" style:text-underline-style="none" fo:font-weight="normal" officeooo:rsid="001b9c8d" style:font-weight-asian="normal" style:font-weight-complex="normal"/>
    </style:style>
    <style:style style:name="T6" style:family="text">
      <style:text-properties style:font-name="Arial" style:text-underline-style="none" fo:font-weight="normal" officeooo:rsid="002098cc" style:font-weight-asian="normal" style:font-weight-complex="normal"/>
    </style:style>
    <style:style style:name="T7" style:family="text">
      <style:text-properties style:font-name="Arial" style:text-underline-style="none" officeooo:rsid="001b9c8d"/>
    </style:style>
    <style:style style:name="T8" style:family="text">
      <style:text-properties style:font-name="Arial" style:text-underline-style="none" officeooo:rsid="002098cc"/>
    </style:style>
    <style:style style:name="T9" style:family="text">
      <style:text-properties style:font-name="Arial" fo:font-size="15pt" style:text-underline-style="solid" style:text-underline-width="auto" style:text-underline-color="font-color" officeooo:rsid="001b9c8d" style:font-size-asian="15pt" style:font-size-complex="15pt"/>
    </style:style>
    <style:style style:name="T10" style:family="text">
      <style:text-properties style:font-name="Arial" fo:font-size="15pt" style:text-underline-style="solid" style:text-underline-width="auto" style:text-underline-color="font-color" officeooo:rsid="001acd50" style:font-size-asian="15pt" style:font-size-complex="15pt"/>
    </style:style>
    <style:style style:name="T11" style:family="text">
      <style:text-properties style:font-name="Arial" fo:font-size="15pt" style:text-underline-style="solid" style:text-underline-width="auto" style:text-underline-color="font-color" officeooo:rsid="0021af4f" style:font-size-asian="15pt" style:font-size-complex="15pt"/>
    </style:style>
    <style:style style:name="T12" style:family="text">
      <style:text-properties style:font-name="Arial" fo:font-style="italic" style:text-underline-style="none" officeooo:rsid="002098cc" style:font-style-asian="italic" style:font-style-complex="italic"/>
    </style:style>
    <style:style style:name="T13" style:family="text">
      <style:text-properties style:font-name="Arial" fo:font-style="italic" style:text-underline-style="none" fo:font-weight="normal" officeooo:rsid="002098cc" style:font-style-asian="italic" style:font-weight-asian="normal" style:font-style-complex="italic" style:font-weight-complex="normal"/>
    </style:style>
    <style:style style:name="T14" style:family="text">
      <style:text-properties style:font-name="Arial" fo:font-style="italic" style:text-underline-style="none" fo:font-weight="normal" officeooo:rsid="00213598" style:font-style-asian="italic" style:font-weight-asian="normal" style:font-style-complex="italic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2098cc"/>
    </style:style>
    <style:style style:name="T17" style:family="text">
      <style:text-properties fo:font-style="italic" officeooo:rsid="002098cc" style:font-style-asian="italic" style:font-style-complex="italic"/>
    </style:style>
    <style:style style:name="T18" style:family="text">
      <style:text-properties fo:font-style="italic" officeooo:rsid="00213598" style:font-style-asian="italic" style:font-style-complex="italic"/>
    </style:style>
    <style:style style:name="T19" style:family="text">
      <style:text-properties fo:font-style="italic" fo:font-weight="bold" officeooo:rsid="002098cc" style:font-style-asian="italic" style:font-weight-asian="bold" style:font-style-complex="italic" style:font-weight-complex="bold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098cc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9">Crear</text:span><text:span text:style-name="T10"> </text:span><text:span text:style-name="T11">p</text:span><text:span text:style-name="T10">royecto:</text:span></text:p>
      <text:p text:style-name="P4"/>
      <text:p text:style-name="P6">-<text:span text:style-name="T15">Actores:</text:span></text:p>
      <text:list xml:id="list8599580403777058723" text:style-name="L1">
        <text:list-item>
          <text:p text:style-name="P9">Administrador <text:span text:style-name="T16">(primario)</text:span>.</text:p>
        </text:list-item>
      </text:list>
      <text:p text:style-name="P4"/>
      <text:p text:style-name="P6">-<text:span text:style-name="T15">Pre-condiciones:</text:span></text:p>
      <text:list xml:id="list4264122865452247779" text:style-name="L2">
        <text:list-item>
          <text:p text:style-name="P10">Administrador ya ha iniciado sesion.</text:p>
        </text:list-item>
      </text:list>
      <text:p text:style-name="P6"/>
      <text:p text:style-name="P6">-<text:span text:style-name="T20">Curso normal:</text:span></text:p>
      <text:list xml:id="list3082786181893799704" text:style-name="L3">
        <text:list-item>
          <text:p text:style-name="P12"><text:span text:style-name="T1">Administrador </text:span><text:span text:style-name="T3">selecciona opción para crear proyecto.</text:span></text:p>
        </text:list-item>
        <text:list-item>
          <text:p text:style-name="P12"><text:span text:style-name="T1">Administrador </text:span><text:span text:style-name="T3">ingresa nombre de proyecto.</text:span></text:p>
        </text:list-item>
        <text:list-item>
          <text:p text:style-name="P13"><text:span text:style-name="T1">Administrador </text:span><text:span text:style-name="T3">ingresa descripción de proyecto.</text:span></text:p>
        </text:list-item>
        <text:list-item>
          <text:p text:style-name="P11"><text:span text:style-name="T4">Administrador</text:span><text:span text:style-name="T5"> envía datos al </text:span><text:span text:style-name="T2">sistema</text:span><text:span text:style-name="T4">. <text:s/></text:span></text:p>
        </text:list-item>
        <text:list-item>
          <text:p text:style-name="P14"><text:span text:style-name="T2">Sistema</text:span><text:span text:style-name="T7"> </text:span><text:span text:style-name="T5">verifica datos del proyecto</text:span></text:p>
        </text:list-item>
        <text:list-item>
          <text:p text:style-name="P14"><text:span text:style-name="T2">Sistema</text:span><text:span text:style-name="T7"> </text:span><text:span text:style-name="T5">crea proyecto y carga datos.</text:span></text:p>
        </text:list-item>
        <text:list-item>
          <text:p text:style-name="P14"><text:span text:style-name="T2">Sistema</text:span><text:span text:style-name="T7"> </text:span><text:span text:style-name="T5">notifica al </text:span><text:span text:style-name="T8">a</text:span><text:span text:style-name="T7">dministrador</text:span><text:span text:style-name="T5"> que la creación fue exitosa.</text:span></text:p>
        </text:list-item>
        <text:list-item>
          <text:p text:style-name="P14"><text:span text:style-name="T2">Sistema</text:span><text:span text:style-name="T7"> </text:span><text:span text:style-name="T5">carga página de proyecto </text:span><text:span text:style-name="T6">creado</text:span><text:span text:style-name="T5">.</text:span></text:p>
        </text:list-item>
      </text:list>
      <text:p text:style-name="P5"/>
      <text:p text:style-name="P5">-<text:span text:style-name="T15">Custo alternativo:</text:span></text:p>
      <text:p text:style-name="P5"><text:tab/>5.a. Ya existe proyecto con el nombre ingresado.</text:p>
      <text:p text:style-name="P1"><text:span text:style-name="T5"><text:tab/><text:tab/>5.a.1. </text:span><text:span text:style-name="T2">Sistema</text:span><text:span text:style-name="T7"> </text:span><text:span text:style-name="T5">notifica al </text:span><text:span text:style-name="T8">a</text:span><text:span text:style-name="T7">dministrador.</text:span></text:p>
      <text:p text:style-name="P1"><text:span text:style-name="T7"><text:tab/><text:tab/></text:span><text:span text:style-name="T5">5.a.2. </text:span><text:span text:style-name="T2">Sistema</text:span><text:span text:style-name="T7"> </text:span><text:span text:style-name="T5">retorna al formulario.</text:span></text:p>
      <text:p text:style-name="P2"><text:span text:style-name="T5"><text:tab/><text:tab/>5.a.3. </text:span><text:span text:style-name="T7">Administrador </text:span><text:span text:style-name="T5">cambia nombre y datos que </text:span><text:span text:style-name="T6">crea</text:span><text:span text:style-name="T5"> necesarios.</text:span></text:p>
      <text:p text:style-name="P2"><text:span text:style-name="T5"><text:tab/><text:tab/><text:tab/></text:span><text:span text:style-name="T12">Administrador </text:span><text:span text:style-name="T13">vuelve a</text:span><text:span text:style-name="T14">l</text:span><text:span text:style-name="T13"> paso 4 del curso normal.</text:span></text:p>
      <text:p text:style-name="P2"><text:span text:style-name="T5"><text:tab/><text:tab/><text:tab/>5.a.3.a </text:span><text:span text:style-name="T7">Administrador </text:span><text:span text:style-name="T5">cancela creación del proyecto.</text:span></text:p>
      <text:p text:style-name="P7"><text:tab/>5.b. El campo de algún de dato no fue ingresado correctamente.</text:p>
      <text:p text:style-name="P7"><text:tab/><text:tab/>5.b.1. Sistema retorna al formulario.</text:p>
      <text:p text:style-name="P7"><text:tab/><text:tab/>5.b.2. Sistema señala campos a corregir.</text:p>
      <text:p text:style-name="P7"><text:tab/><text:tab/>5.b.3. <text:span text:style-name="T21">Admin</text:span><text:span text:style-name="T22">istrador</text:span> ingresa datos correctos.</text:p>
      <text:p text:style-name="P8"><text:tab/><text:tab/><text:tab/><text:span text:style-name="T19">Administrador </text:span><text:span text:style-name="T17">vuelve a</text:span><text:span text:style-name="T18">l </text:span><text:span text:style-name="T17">paso 4 del curso norm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50.174722599</meta:creation-date>
    <dc:date>2016-09-11T00:44:27.455461904</dc:date>
    <meta:editing-duration>PT15M46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26" meta:word-count="148" meta:character-count="1048" meta:non-whitespace-character-count="911"/>
  </office:meta>
</office:document-meta>
</file>